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T1" style:family="text">
      <style:text-properties fo:color="#1155cc" loext:opacity="100%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s://www.youtube.com/watch?v=V9FW4nOweGM&amp;ab_channel=Fluxlove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8-05T15:55:45.376000000</dc:date>
    <meta:editing-duration>PT2M5S</meta:editing-duration>
    <meta:editing-cycles>1</meta:editing-cycles>
    <meta:document-statistic meta:table-count="0" meta:image-count="0" meta:object-count="0" meta:page-count="1" meta:paragraph-count="1" meta:word-count="1" meta:character-count="63" meta:non-whitespace-character-count="63"/>
    <meta:generator>LibreOffice/24.2.5.2$Windows_X86_64 LibreOffice_project/bffef4ea93e59bebbeaf7f431bb02b1a39ee8a59</meta:generator>
  </office:meta>
</office:document-meta>
</file>